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Liberation Serif" officeooo:rsid="000fa44e" officeooo:paragraph-rsid="000fa44e"/>
    </style:style>
    <style:style style:name="P2" style:family="paragraph" style:parent-style-name="Standard">
      <style:text-properties fo:color="#000000" loext:opacity="100%" style:font-name="Liberation Serif" officeooo:rsid="001c4434" officeooo:paragraph-rsid="001c4434"/>
    </style:style>
    <style:style style:name="P3" style:family="paragraph" style:parent-style-name="Standard" style:list-style-name="L1">
      <style:text-properties officeooo:rsid="0010b2da" officeooo:paragraph-rsid="0010b2da"/>
    </style:style>
    <style:style style:name="P4" style:family="paragraph" style:parent-style-name="Standard" style:list-style-name="L1">
      <style:text-properties officeooo:rsid="000f27e7" officeooo:paragraph-rsid="000f27e7"/>
    </style:style>
    <style:style style:name="P5" style:family="paragraph" style:parent-style-name="Standard" style:list-style-name="L1">
      <style:text-properties officeooo:rsid="000f27e7" officeooo:paragraph-rsid="000fa44e"/>
    </style:style>
    <style:style style:name="P6" style:family="paragraph" style:parent-style-name="Standard" style:list-style-name="L1">
      <style:text-properties officeooo:rsid="000fa44e" officeooo:paragraph-rsid="000fa44e"/>
    </style:style>
    <style:style style:name="P7" style:family="paragraph" style:parent-style-name="Standard" style:list-style-name="L1">
      <style:text-properties fo:color="#000000" loext:opacity="100%" style:font-name="Liberation Serif" officeooo:rsid="000f27e7" officeooo:paragraph-rsid="000f27e7"/>
    </style:style>
    <style:style style:name="P8" style:family="paragraph" style:parent-style-name="Standard" style:list-style-name="L1">
      <style:text-properties fo:color="#000000" loext:opacity="100%" style:font-name="Liberation Serif" officeooo:rsid="000fa44e" officeooo:paragraph-rsid="000fa44e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fa44e" officeooo:paragraph-rsid="000fa44e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5983d" officeooo:paragraph-rsid="001e6cfe"/>
    </style:style>
    <style:style style:name="P11" style:family="paragraph" style:parent-style-name="Standard" style:list-style-name="L2">
      <style:text-properties fo:font-variant="normal" fo:text-transform="none" fo:color="#000000" loext:opacity="100%" style:font-name="Liberation Serif" fo:font-size="12pt" fo:letter-spacing="normal" fo:font-style="normal" fo:font-weight="normal" officeooo:rsid="0015983d" officeooo:paragraph-rsid="001e6cfe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5983d" officeooo:paragraph-rsid="0015983d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7144e" officeooo:paragraph-rsid="0017144e"/>
    </style:style>
    <style:style style:name="P14" style:family="paragraph" style:parent-style-name="Standard" style:list-style-name="L3">
      <style:text-properties fo:font-variant="normal" fo:text-transform="none" fo:color="#000000" loext:opacity="100%" style:font-name="Liberation Serif" fo:font-size="12pt" fo:letter-spacing="normal" fo:font-style="normal" fo:font-weight="normal" officeooo:rsid="0017144e" officeooo:paragraph-rsid="0017144e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c4434" officeooo:paragraph-rsid="001c4434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8a559" officeooo:paragraph-rsid="0018a559"/>
    </style:style>
    <style:style style:name="P17" style:family="paragraph" style:parent-style-name="Standard" style:list-style-name="L3">
      <style:text-properties fo:font-variant="normal" fo:text-transform="none" fo:color="#000000" loext:opacity="100%" style:font-name="Liberation Serif" fo:font-size="12pt" fo:letter-spacing="normal" fo:font-style="normal" fo:font-weight="normal" officeooo:rsid="0018a559" officeooo:paragraph-rsid="0018a559"/>
    </style:style>
    <style:style style:name="P18" style:family="paragraph" style:parent-style-name="Standard" style:list-style-name="L3">
      <style:text-properties fo:font-variant="normal" fo:text-transform="none" fo:color="#000000" loext:opacity="100%" style:font-name="Liberation Serif" fo:font-size="12pt" fo:letter-spacing="normal" fo:font-style="normal" fo:font-weight="normal" officeooo:rsid="001a8dee" officeooo:paragraph-rsid="001a8dee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a8dee" officeooo:paragraph-rsid="001a8dee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aa359" officeooo:paragraph-rsid="001aa359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fa729" officeooo:paragraph-rsid="001fa729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fa729" officeooo:paragraph-rsid="0026081f"/>
    </style:style>
    <style:style style:name="P23" style:family="paragraph" style:parent-style-name="Standard" style:list-style-name="L4">
      <style:text-properties fo:font-variant="normal" fo:text-transform="none" fo:color="#000000" loext:opacity="100%" style:font-name="Liberation Serif" fo:font-size="12pt" fo:letter-spacing="normal" fo:font-style="normal" fo:font-weight="normal" officeooo:rsid="00212509" officeooo:paragraph-rsid="00212509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6081f" officeooo:paragraph-rsid="0026081f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9389e" officeooo:paragraph-rsid="0029389e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a51c5" officeooo:paragraph-rsid="002a51c5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cf245" officeooo:paragraph-rsid="002cf245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cf245" officeooo:paragraph-rsid="002cf245" style:font-weight-asian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d967d" officeooo:paragraph-rsid="002d967d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26c5a" officeooo:paragraph-rsid="00326c5a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2af79" officeooo:paragraph-rsid="0032af79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3c044" officeooo:paragraph-rsid="0033c044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3c044" officeooo:paragraph-rsid="003459f2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459f2" officeooo:paragraph-rsid="003459f2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62ba3" officeooo:paragraph-rsid="00362ba3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e88ce" officeooo:paragraph-rsid="001e88ce" style:font-weight-asian="bold" style:font-weight-complex="bold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5983d" officeooo:paragraph-rsid="0015983d" style:font-weight-asian="bold" style:font-weight-complex="bold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1fa729" officeooo:paragraph-rsid="001fa729" style:font-weight-asian="bold" style:font-weight-complex="bold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6081f" officeooo:paragraph-rsid="0026081f" style:font-weight-asian="bold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9389e" officeooo:paragraph-rsid="0029389e" style:font-weight-asian="bold" style:font-weight-complex="bold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b6a61" officeooo:paragraph-rsid="002b6a61" style:font-weight-asian="bold" style:font-weight-complex="bold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12509" officeooo:paragraph-rsid="00212509" style:font-weight-asian="bold" style:font-weight-complex="bold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cf245" officeooo:paragraph-rsid="002cf245" style:font-weight-asian="bold" style:font-weight-complex="bold"/>
    </style:style>
    <style:style style:name="P4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2d967d" officeooo:paragraph-rsid="002d967d" style:font-weight-asian="bold" style:font-weight-complex="bold"/>
    </style:style>
    <style:style style:name="P4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326c5a" officeooo:paragraph-rsid="00326c5a" style:font-weight-asian="bold" style:font-weight-complex="bold"/>
    </style:style>
    <style:style style:name="T1" style:family="text">
      <style:text-properties officeooo:rsid="000fa44e"/>
    </style:style>
    <style:style style:name="T2" style:family="text">
      <style:text-properties officeooo:rsid="0010b2da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 officeooo:rsid="001e0848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officeooo:rsid="0012fe42"/>
    </style:style>
    <style:style style:name="T7" style:family="text">
      <style:text-properties officeooo:rsid="00212509"/>
    </style:style>
    <style:style style:name="T8" style:family="text">
      <style:text-properties officeooo:rsid="003459f2"/>
    </style:style>
    <style:style style:name="T9" style:family="text">
      <style:text-properties officeooo:rsid="0034bdd4"/>
    </style:style>
    <style:style style:name="T10" style:family="text">
      <style:text-properties officeooo:rsid="0034f2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65338781" text:style-name="L1">
        <text:list-item>
          <text:p text:style-name="P3">Project Title </text:p>
        </text:list-item>
        <text:list-item>
          <text:p text:style-name="P3">Author and Supervisors</text:p>
        </text:list-item>
        <text:list-item>
          <text:p text:style-name="P4">Introduction <text:span text:style-name="T2">and Background</text:span></text:p>
          <text:list>
            <text:list-item>
              <text:p text:style-name="P6">Background</text:p>
              <text:list>
                <text:list-item>
                  <text:p text:style-name="P6">what is AIF?</text:p>
                </text:list-item>
                <text:list-item>
                  <text:p text:style-name="P6">Control </text:p>
                </text:list-item>
                <text:list-item>
                  <text:p text:style-name="P6">Game playing</text:p>
                </text:list-item>
              </text:list>
            </text:list-item>
            <text:list-item>
              <text:p text:style-name="P6">Problem:</text:p>
              <text:list>
                <text:list-item>
                  <text:p text:style-name="P6">Robustness of AIF in non-stationary envs with varying noise and dynamic uncertainty</text:p>
                </text:list-item>
              </text:list>
            </text:list-item>
            <text:list-item>
              <text:p text:style-name="P6">previous work <text:s/></text:p>
            </text:list-item>
            <text:list-item>
              <text:p text:style-name="P5">current state of the art</text:p>
            </text:list-item>
            <text:list-item>
              <text:p text:style-name="P4">motivation <text:span text:style-name="T1">for AIF </text:span><text:span text:style-name="T2">and its potential benefits</text:span></text:p>
            </text:list-item>
          </text:list>
        </text:list-item>
        <text:list-item>
          <text:p text:style-name="P4">Research Objectives <text:span text:style-name="T6">and Question/s</text:span></text:p>
          <text:list>
            <text:list-item>
              <text:p text:style-name="P5">why control benchmarks?</text:p>
            </text:list-item>
            <text:list-item>
              <text:p text:style-name="P5">Scaling?</text:p>
            </text:list-item>
            <text:list-item>
              <text:p text:style-name="P4">AIF vs LQG and RL</text:p>
            </text:list-item>
            <text:list-item>
              <text:p text:style-name="P4">Robustness</text:p>
              <text:list>
                <text:list-item>
                  <text:p text:style-name="P4">stationary and non-stationary environments</text:p>
                </text:list-item>
              </text:list>
            </text:list-item>
            <text:list-item>
              <text:p text:style-name="P4">sc<text:span text:style-name="T5">alability?</text:span></text:p>
            </text:list-item>
            <text:list-item>
              <text:p text:style-name="P7">Model complexity </text:p>
            </text:list-item>
          </text:list>
        </text:list-item>
        <text:list-item>
          <text:p text:style-name="P7">Methods</text:p>
          <text:list>
            <text:list-item>
              <text:p text:style-name="P7">implementation </text:p>
              <text:list>
                <text:list-item>
                  <text:p text:style-name="P7">RxInfer.jl</text:p>
                </text:list-item>
                <text:list-item>
                  <text:p text:style-name="P7">Factor Graphs</text:p>
                </text:list-item>
              </text:list>
            </text:list-item>
            <text:list-item>
              <text:p text:style-name="P7">simplifying assumptions?</text:p>
              <text:list>
                <text:list-item>
                  <text:p text:style-name="P7">Laplace approximation?</text:p>
                </text:list-item>
                <text:list-item>
                  <text:p text:style-name="P7">Mean-field assumption?</text:p>
                </text:list-item>
              </text:list>
            </text:list-item>
            <text:list-item>
              <text:p text:style-name="P8">Software and Hardware Requirements</text:p>
              <text:list>
                <text:list-item>
                  <text:p text:style-name="P8">RxInfer.jl Julia package </text:p>
                </text:list-item>
                <text:list-item>
                  <text:p text:style-name="P8">Julia?</text:p>
                </text:list-item>
                <text:list-item>
                  <text:p text:style-name="P8">Python?</text:p>
                </text:list-item>
              </text:list>
            </text:list-item>
          </text:list>
        </text:list-item>
        <text:list-item>
          <text:p text:style-name="P7">Schedule </text:p>
          <text:list>
            <text:list-item>
              <text:p text:style-name="P7">oh man…</text:p>
            </text:list-item>
            <text:list-item>
              <text:p text:style-name="P7">semester 1</text:p>
            </text:list-item>
            <text:list-item>
              <text:p text:style-name="P7">semester 2</text:p>
            </text:list-item>
          </text:list>
        </text:list-item>
        <text:list-item>
          <text:p text:style-name="P8">References</text:p>
        </text:list-item>
      </text:list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Papers to cite:</text:p>
      <text:list xml:id="list1831347465" text:style-name="L2">
        <text:list-item>
          <text:p text:style-name="P11">Variational Inference:</text:p>
          <text:list>
            <text:list-item>
              <text:p text:style-name="P11">Hoffman, M. D., Blei, D. M., Wang, C., and Paisley, J. (2013). Stochastic variational inference. The Journal of Machine Learning Research, 14(1):1303–1347.</text:p>
            </text:list-item>
            <text:list-item>
              <text:p text:style-name="P11">Blei, D. M., Kucukelbir, A., and McAuliffe, J. D. (2017). Variational inference: A review for statisticians. Journal of the American Statistical Association, 112(518):859–877.</text:p>
            </text:list-item>
          </text:list>
        </text:list-item>
        <text:list-item>
          <text:p text:style-name="P11">VAE:</text:p>
          <text:list>
            <text:list-item>
              <text:p text:style-name="P11">Kingma, D. P. and Welling, M. (2013). Auto-encoding variational bayes. arXiv preprint arXiv:1312.6114.</text:p>
            </text:list-item>
            <text:list-item>
              <text:p text:style-name="P11">Doersch, C. (2016). Tutorial on variational autoencoders. arXiv preprint arXiv:1606.05908.</text:p>
            </text:list-item>
          </text:list>
        </text:list-item>
      </text:list>
      <text:p text:style-name="P10"/>
      <text:p text:style-name="P12"/>
      <text:p text:style-name="P36">AIF an Introduction <text:span text:style-name="T7">for the thesis proposal</text:span>:</text:p>
      <text:p text:style-name="P37"/>
      <text:p text:style-name="P12">In AIF, a generative model encodes an agent’s predictions (i.e., posterior beliefs), and</text:p>
      <text:p text:style-name="P12">preferred state and observation trajectories (i.e., prior beliefs) [2]. Behaviour realises the</text:p>
      <text:p text:style-name="P12">agent’s preferences by matching posterior with prior beliefs. Specifically, state-estimation,</text:p>
      <text:p text:style-name="P12">control and learning are unified by minimising a free energy functional scoring the dis-</text:p>
      <text:p text:style-name="P12">crepancy between current beliefs and prior preferences under the state-space model.</text:p>
      <text:p text:style-name="P12"/>
      <text:p text:style-name="P12">Active Inference (AIF) has recently emerged as a unifying framework for learning perception and</text:p>
      <text:p text:style-name="P12">action</text:p>
      <text:p text:style-name="P12"/>
      <text:p text:style-name="P38">Non stationarity in RL:</text:p>
      <text:p text:style-name="P21"/>
      <text:p text:style-name="P21">We will focus on Robust MDPs, domain randomiza-</text:p>
      <text:p text:style-name="P21">tion and system identification as frameworks for reasoning about noisy, non-stationary</text:p>
      <text:p text:style-name="P21">systems.</text:p>
      <text:p text:style-name="P21"/>
      <text:p text:style-name="P21">To evaluate the comparison of more complex reinforcement learn-</text:p>
      <text:p text:style-name="P21">ing agents, to active inference, in non-stationary environments remains an outstanding</text:p>
      <text:p text:style-name="P21">research question.</text:p>
      <text:p text:style-name="P21"/>
      <text:p text:style-name="P21">However, it is worth noting that these properties follow from the form of the under-</text:p>
      <text:p text:style-name="P21">lying generative model. The challenge is to identify the appropriate generative model</text:p>
      <text:p text:style-name="P21">that best explains the generative process (or the empirical responses) of interest [Ger-</text:p>
      <text:p text:style-name="P21">shman and Beck, 2017].</text:p>
      <text:p text:style-name="P21"/>
      <text:p text:style-name="P39">Problems:</text:p>
      <text:p text:style-name="P39"/>
      <text:p text:style-name="P24">However, its applicability has been limited because of the shortcomings in scaling the approach to complex environments, and current implementations have focused on tasks with either low dimensional sensory inputs and/or small sets of discrete actions</text:p>
      <text:p text:style-name="P24"/>
      <text:p text:style-name="P22">However, it is worth noting that these properties follow from the form of the under-</text:p>
      <text:p text:style-name="P22">lying generative model. The challenge is to identify the appropriate generative model</text:p>
      <text:p text:style-name="P22">that best explains the generative process (or the empirical responses) of interest [Ger-</text:p>
      <text:p text:style-name="P22">shman and Beck, 2017].</text:p>
      <text:p text:style-name="P22"/>
      <text:p text:style-name="P22"><text:soft-page-break/>One of the major shortcomings in scaling AIF to environments with high-dimensional, e.g. image-</text:p>
      <text:p text:style-name="P22">based, environments comes from the necessity of building accurate models of the world, which try toreconstruct every detail in the sensory data. This complexity is also reflected in the control stage,</text:p>
      <text:p text:style-name="P22">when AIF agents compare future imaginary outcomes of potential actions with their goals, to select</text:p>
      <text:p text:style-name="P22">the most convenient behaviors</text:p>
      <text:p text:style-name="P21"/>
      <text:p text:style-name="P40">Contrastive AIF Notes:</text:p>
      <text:p text:style-name="P25"/>
      <text:p text:style-name="P25">This setup is inspired upon the models presented in [21, 54, 4].</text:p>
      <text:p text:style-name="P25"/>
      <text:p text:style-name="P26">See [27], [50] and [43]</text:p>
      <text:p text:style-name="P26"/>
      <text:p text:style-name="P41">RL for AIF Notes:</text:p>
      <text:p text:style-name="P12"/>
      <text:p text:style-name="P12">Specifically we ask the question: how can methods from deep reinforcement learning be</text:p>
      <text:p text:style-name="P12">used to scale up active inference agents from tabular approaches, which address small state-action spaces,</text:p>
      <text:p text:style-name="P12">to deep-learning approaches, that use neural networks as function approximators to address environments</text:p>
      <text:p text:style-name="P12">with large state-action spaces?</text:p>
      <text:p text:style-name="P12"/>
      <text:p text:style-name="P42">AIF Demystified Notes:</text:p>
      <text:list xml:id="list3102659790" text:style-name="L4">
        <text:list-item>
          <text:p text:style-name="P23">Marginal probability of observations is often intractable</text:p>
          <text:list>
            <text:list-item>
              <text:p text:style-name="P23">the dimensionality of the hidden state space and sequences of actions can be very large.</text:p>
            </text:list-item>
            <text:list-item>
              <text:p text:style-name="P23">We use a variational approximation to this</text:p>
            </text:list-item>
          </text:list>
        </text:list-item>
      </text:list>
      <text:p text:style-name="P42"/>
      <text:p text:style-name="P43">PP Progress Report Notes:</text:p>
      <text:p text:style-name="P28">The challenge now will largely be one of scaling up and improving the stability of</text:p>
      <text:p text:style-name="P28">the models to enable them to attack more challenging task domains.</text:p>
      <text:p text:style-name="P28"/>
      <text:p text:style-name="P44">Combining AIF and Hierarchical PP Notes:</text:p>
      <text:p text:style-name="P29"/>
      <text:p text:style-name="P29">It is currently</text:p>
      <text:p text:style-name="P29">empirically unknown whether, despite its strong theoretical background, active inference is able to scale to solve</text:p>
      <text:p text:style-name="P29">tasks and challenges comparable to those faced in contemporary reinforcement learning. Nor is it known if the active</text:p>
      <text:p text:style-name="P29">inference framework can be integrated with other predictive processing models of perceptual inference and learning.</text:p>
      <text:p text:style-name="P27"/>
      <text:p text:style-name="P27">Furthermore, the model presented in this paper is ultimately a proof-of-concept and</text:p>
      <text:p text:style-name="P27">has not been extensively optimized. There are many potential avenues in which to seek improvements in performance.</text:p>
      <text:p text:style-name="P27">These include adding nonlinear activation functions to the model, removing the truncation of predictions at one step</text:p>
      <text:p text:style-name="P27">into the future, increasing the number of layers or neurons, and the addition of more complex action models than a</text:p>
      <text:p text:style-name="P27">simple linear weighted combination added to the cause-units. There is still much work to do, however, before predictive</text:p>
      <text:p text:style-name="P27">processing can be scaled to the kinds of tasks that reinforcement learning, especially state-of-the-art deep reinforcement</text:p>
      <text:p text:style-name="P27">learning, algorithms can solve.</text:p>
      <text:p text:style-name="P27"><text:soft-page-break/></text:p>
      <text:p text:style-name="P45">Applications of the FEP to ML and Neuroscience:</text:p>
      <text:p text:style-name="P30"/>
      <text:p text:style-name="P30">while current work has been focused on trying to</text:p>
      <text:p text:style-name="P30">maximize the commonalities between deep active inference and deep reinforcement</text:p>
      <text:p text:style-name="P30">learning, as the goal has been to establish the connection and derive proof of principle</text:p>
      <text:p text:style-name="P30">scaled up active inference models, later work should go the other way, and try to retain</text:p>
      <text:p text:style-name="P30">the scalability of deep reinforcement learning while maximizing on what is unique</text:p>
      <text:p text:style-name="P30">about active inference.</text:p>
      <text:p text:style-name="P30"/>
      <text:p text:style-name="P31">Amortizing is mentioned and also in the contrastive pape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Feedback:</text:p>
      <text:p text:style-name="P13"/>
      <text:p text:style-name="P13">it is not clear that AIF “is trivially better at uncertainty reduction” without first exactly specifying the question.</text:p>
      <text:p text:style-name="P13"/>
      <text:p text:style-name="P13">Comparison to MCMC – berwin turlach and Cripps are working in this area. </text:p>
      <text:p text:style-name="P13"/>
      <text:p text:style-name="P13">MCMC vs AIF is good as a question – it’’s a matter of degree not of kind.</text:p>
      <text:p text:style-name="P13"/>
      <text:p text:style-name="P2"><text:span text:style-name="T4">OPTIMAL INFERENCE AND CONTROL IN </text:span><text:span text:style-name="T3">NOISY DYNAMIC UNCERTAIN ENS </text:span><text:span text:style-name="T4">IS</text:span><text:span text:style-name="T3"> THE PROBLEM</text:span></text:p>
      <text:p text:style-name="P15"/>
      <text:p text:style-name="P15">make a mention between this and a machine learning method is that there exists an expert model/obvious solution (invariants and dynamics). </text:p>
      <text:p text:style-name="P13"/>
      <text:p text:style-name="P13">Really important thing that is missing:</text:p>
      <text:p text:style-name="P16"/>
      <text:list xml:id="list3252726729" text:style-name="L3">
        <text:list-item>
          <text:p text:style-name="P14"><text:soft-page-break/>dissertation is not merely “did you make a contribution”. </text:p>
        </text:list-item>
        <text:list-item>
          <text:p text:style-name="P17">Introduction: motivation and background/existing approaches. </text:p>
        </text:list-item>
        <text:list-item>
          <text:p text:style-name="P17">Put the previous work before the research objectives . </text:p>
        </text:list-item>
        <text:list-item>
          <text:p text:style-name="P18">Then get into methods:</text:p>
          <text:list>
            <text:list-item>
              <text:p text:style-name="P18">techniques under investigation</text:p>
            </text:list-item>
            <text:list-item>
              <text:p text:style-name="P18">packages</text:p>
            </text:list-item>
            <text:list-item>
              <text:p text:style-name="P18">if we are going to do comaprative stff, stan mcmc</text:p>
            </text:list-item>
            <text:list-item>
              <text:p text:style-name="P18">data – what is it? Openaigym? Don’t have it as a possibility. </text:p>
            </text:list-item>
            <text:list-item>
              <text:p text:style-name="P18">Metrics for success, in the general sense </text:p>
              <text:list>
                <text:list-item>
                  <text:p text:style-name="P18">is it a comparative analysis? is it fit for purpose?</text:p>
                </text:list-item>
                <text:list-item>
                  <text:p text:style-name="P18">What is the objective working toward?</text:p>
                </text:list-item>
              </text:list>
            </text:list-item>
          </text:list>
        </text:list-item>
      </text:list>
      <text:p text:style-name="P19"/>
      <text:p text:style-name="P20">Model complexity and robustness are two sides of the same kind</text:p>
      <text:p text:style-name="P19"/>
      <text:p text:style-name="P19"/>
      <text:list xml:id="list155717601285465" text:continue-numbering="true" text:style-name="L3">
        <text:list-item>
          <text:p text:style-name="P14">You need to communicate it in a simple matter. </text:p>
        </text:list-item>
        <text:list-item>
          <text:p text:style-name="P17">Intro is a scaffolding exercise.</text:p>
        </text:list-item>
        <text:list-item>
          <text:p text:style-name="P17">Problem statement – hard to make people care</text:p>
        </text:list-item>
        <text:list-item>
          <text:p text:style-name="P17">what’s the broard problem – the noise, the uncertainty… </text:p>
        </text:list-item>
        <text:list-item>
          <text:p text:style-name="P17">don’t give the theory of AIF, </text:p>
        </text:list-item>
        <text:list-item>
          <text:p text:style-name="P17">give a simple motivating example. </text:p>
        </text:list-item>
        <text:list-item>
          <text:p text:style-name="P17">Need to contextualise as opposed to enumerate.</text:p>
        </text:list-item>
        <text:list-item>
          <text:p text:style-name="P17">Running examples are good before going into the theory. </text:p>
        </text:list-item>
        <text:list-item>
          <text:p text:style-name="P17">The data is an important part of the method: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<text:soft-page-break/>Atari envs <text:span text:style-name="T8">are probably god testbeds </text:span></text:p>
      <text:p text:style-name="P34">need scalable environments</text:p>
      <text:p text:style-name="P34"/>
      <text:p text:style-name="P34">atari risk mitigation:</text:p>
      <text:p text:style-name="P34">- what is the model?</text:p>
      <text:p text:style-name="P34">- is it a neural net?</text:p>
      <text:p text:style-name="P34">- what do the neural networks encode?</text:p>
      <text:p text:style-name="P34">- <text:span text:style-name="T9">what is the complexity of generating the model in game X?</text:span></text:p>
      <text:p text:style-name="P34">- <text:span text:style-name="T10">need to define scaling clearly</text:span></text:p>
      <text:p text:style-name="P34">- <text:span text:style-name="T10">can you identify a spectrum of dimensionality in the Atari environment?</text:span></text:p>
      <text:p text:style-name="P34"/>
      <text:p text:style-name="P35">Do Cartpol and mountaincar in openaigym </text:p>
      <text:p text:style-name="P35"/>
      <text:p text:style-name="P34"/>
      <text:p text:style-name="P33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4:19:48.404616123</meta:creation-date>
    <meta:generator>LibreOffice/7.3.7.2$Linux_X86_64 LibreOffice_project/30$Build-2</meta:generator>
    <dc:date>2023-03-26T15:57:15.159881716</dc:date>
    <meta:editing-duration>P8DT2H28M51S</meta:editing-duration>
    <meta:editing-cycles>21</meta:editing-cycles>
    <meta:document-statistic meta:table-count="0" meta:image-count="0" meta:object-count="0" meta:page-count="6" meta:paragraph-count="145" meta:word-count="1227" meta:character-count="7796" meta:non-whitespace-character-count="6754"/>
  </office:meta>
</office:document-meta>
</file>